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F8000002677CED9D00.png"/>
  <manifest:file-entry manifest:media-type="image/png" manifest:full-path="Pictures/10000201000005B0000002FBE1F3CB35.png"/>
  <manifest:file-entry manifest:media-type="image/png" manifest:full-path="Pictures/10000201000002F20000030404E61217.png"/>
  <manifest:file-entry manifest:media-type="image/png" manifest:full-path="Pictures/100002010000031500000211C8A46F7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5.182cm" svg:height="9.633cm" draw:z-index="0"><draw:image xlink:href="Pictures/100002010000031500000211C8A46F75.png" xlink:type="simple" xlink:show="embed" xlink:actuate="onLoad"/></draw:frame></text:p>
      <text:p text:style-name="Standard"><draw:frame draw:style-name="fr2" draw:name="graphics2" text:anchor-type="paragraph" svg:width="15.249cm" svg:height="14.718cm" draw:z-index="1"><draw:image xlink:href="Pictures/10000201000002F20000030404E61217.png" xlink:type="simple" xlink:show="embed" xlink:actuate="onLoad"/></draw:frame></text:p>
      <text:p text:style-name="Standard"><draw:frame draw:style-name="fr3" draw:name="graphics3" text:anchor-type="paragraph" svg:width="17cm" svg:height="8.908cm" draw:z-index="2"><draw:image xlink:href="Pictures/10000201000005B0000002FBE1F3CB35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4" text:anchor-type="paragraph" svg:width="17cm" svg:height="10.291cm" draw:z-index="3"><draw:image xlink:href="Pictures/10000201000003F8000002677CED9D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5-28T09:33:31</meta:creation-date>
    <dc:date>2023-05-28T19:11:52</dc:date>
    <dc:creator>Wandir Pereira</dc:creator>
    <meta:editing-duration>PT9H38M21S</meta:editing-duration>
    <meta:editing-cycles>4</meta:editing-cycles>
    <meta:generator>OpenOffice/4.1.14$Unix OpenOffice.org_project/4114m1$Build-9811</meta:generator>
    <meta:document-statistic meta:table-count="0" meta:image-count="4" meta:object-count="0" meta:page-count="2" meta:paragraph-count="0" meta:word-count="0" meta:character-count="0"/>
  </office:meta>
</office:document-meta>
</file>